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vertical-align="top" fo:padding-top="0.142cm" fo:padding-bottom="0.142cm" fo:padding-left="0.267cm" fo:padding-right="0.267cm"/>
    </style:style>
    <style:style style:name="gr2" style:family="graphic" style:parent-style-name="standard">
      <style:graphic-properties draw:fill-color="#ffffff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319cm" svg:height="5.588cm" svg:x="1cm" svg:y="1cm">
          <text:p text:style-name="P1">Main.java</text:p>
          <text:p text:style-name="P2">--------------------------------------------------------</text:p>
          <text:p text:style-name="P2"><text:span text:style-name="T1">+lblTitle: Label</text:span></text:p>
          <text:p text:style-name="P2"><text:span text:style-name="T1">+btnPlay: Button</text:span></text:p>
          <text:p text:style-name="P2"><text:span text:style-name="T1">+btnHowTo: Button</text:span></text:p>
          <text:p text:style-name="P2"><text:span text:style-name="T1">+btnExit: Button</text:span></text:p>
          <text:p text:style-name="P3"><text:span text:style-name="T2">------------------------------------------------------------------</text:span></text:p>
          <text:p text:style-name="P3"><text:span text:style-name="T2">+main(String[] args)</text:span></text:p>
          <text:p text:style-name="P3"><text:span text:style-name="T2">+start(Stage mainStage)</text:span></text:p>
          <text:p text:style-name="P3"><text:span text:style-name="T2"/></text:p>
        </draw:rect>
        <draw:rect draw:style-name="gr2" draw:text-style-name="P4" draw:layer="layout" svg:width="12.319cm" svg:height="10.033cm" svg:x="1cm" svg:y="7.477cm">
          <text:p text:style-name="P4"><text:span text:style-name="T3">Board.java</text:span></text:p>
          <text:p text:style-name="P4"><text:span text:style-name="T3">---------------------------------------------------------</text:span></text:p>
          <text:p text:style-name="P5"><text:span text:style-name="T1">+bwPieces: Label[9][9]</text:span></text:p>
          <text:p text:style-name="P5"><text:span text:style-name="T1">+boardGrid: Label[9][9]</text:span></text:p>
          <text:p text:style-name="P5"><text:span text:style-name="T1">-yOne: <text:s/>int</text:span></text:p>
          <text:p text:style-name="P5"><text:span text:style-name="T1">-xOne: <text:s/>int</text:span></text:p>
          <text:p text:style-name="P5"><text:span text:style-name="T1">-yTwo: <text:s/>int</text:span></text:p>
          <text:p text:style-name="P5"><text:span text:style-name="T1">-xTwo: <text:s/>int</text:span></text:p>
          <text:p text:style-name="P5"><text:span text:style-name="T1">-evenOrOdd: <text:s/>int</text:span></text:p>
          <text:p text:style-name="P5"><text:span text:style-name="T1">-gameBoard: GridPane</text:span></text:p>
          <text:p text:style-name="P5"><text:span text:style-name="T1">-------------------------------------------------------------------------</text:span></text:p>
          <text:p text:style-name="P5"><text:span text:style-name="T1">+main(String[] args)</text:span></text:p>
          <text:p text:style-name="P5"><text:span text:style-name="T1">+Board()</text:span></text:p>
          <text:p text:style-name="P5"><text:span text:style-name="T1">+boardBackGround()</text:span></text:p>
          <text:p text:style-name="P5"><text:span text:style-name="T1">+switchEvenOdd()</text:span></text:p>
          <text:p text:style-name="P5"><text:span text:style-name="T1">+boardPieces()</text:span></text:p>
          <text:p text:style-name="P5"><text:span text:style-name="T1">+getBoardPane()</text:span></text:p>
          <text:p text:style-name="P5"><text:span text:style-name="T1"/></text:p>
          <text:p text:style-name="P5"><text:span text:style-name="T1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</meta:initial-creator>
    <meta:creation-date>2018-11-28T21:38:59.96</meta:creation-date>
    <dc:date>2018-11-28T21:56:54.90</dc:date>
    <dc:creator>cody murrer</dc:creator>
    <meta:editing-duration>PT30S</meta:editing-duration>
    <meta:editing-cycles>1</meta:editing-cycles>
    <meta:document-statistic meta:object-count="2"/>
    <meta:generator>OpenOffice/4.1.5$Win32 OpenOffice.org_project/415m1$Build-9789</meta:generator>
  </office:meta>
</office:document-meta>
</file>